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9379954822344983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3">nom</text:p>
                    </text:list-item>
                    <text:list-item>
                      <text:p text:style-name="P3">rôle</text:p>
                    </text:list-item>
                    <text:list-item>
                      <text:p text:style-name="P3">rôle secondaire (sauf 1)</text:p>
                    </text:list-item>
                    <text:list-item>
                      <text:p text:style-name="P3">matériel associé (sauf 4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brancher les machines, la couche 1</text:p>
              <text:list>
                <text:list-item>
                  <text:p text:style-name="P4">rôles de la couche</text:p>
                  <text:list>
                    <text:list-item>
                      <text:p text:style-name="P4">couche étudiée ici</text:p>
                    </text:list-item>
                    <text:list-item>
                      <text:p text:style-name="P4">rôle principal (déjà vu)</text:p>
                    </text:list-item>
                    <text:list-item>
                      <text:p text:style-name="P4">exemples de supports (2)</text:p>
                    </text:list-item>
                    <text:list-item>
                      <text:p text:style-name="P4">qu'est ce que cette couche fait transiter ?</text:p>
                    </text:list-item>
                    <text:list-item>
                      <text:p text:style-name="P4"><text:soft-page-break/>chacune de ses valeurs correspond a quel état physique ?</text:p>
                    </text:list-item>
                    <text:list-item>
                      <text:p text:style-name="P4">Pourquoi que deux valeurs / états et pas plus ?</text:p>
                    </text:list-item>
                  </text:list>
                </text:list-item>
                <text:list-item>
                  <text:p text:style-name="P4">matériaux</text:p>
                  <text:list>
                    <text:list-item>
                      <text:p text:style-name="P4">cables coaxiaux</text:p>
                      <text:list>
                        <text:list-item>
                          <text:p text:style-name="P4">récents / vieux ? Pourquoi on étudie quand même ?</text:p>
                        </text:list-item>
                        <text:list-item>
                          <text:p text:style-name="P4">composants d'un cable coaxial (du centre vers l'extérieur) (4)</text:p>
                        </text:list-item>
                        <text:list-item>
                          <text:p text:style-name="P4">utilité des composants et fonctionnement du "déchiffrage" de l'info</text:p>
                        </text:list-item>
                        <text:list-item>
                          <text:p text:style-name="P4">2 sortes de cables coaxiaux. Lesquels ?</text:p>
                        </text:list-item>
                        <text:list-item>
                          <text:p text:style-name="P4">conventions de nommage (qu'indique chaque caractère du nom ?)</text:p>
                        </text:list-item>
                        <text:list-item>
                          <text:p text:style-name="P4">10B5</text:p>
                          <text:list>
                            <text:list-item>
                              <text:p text:style-name="P4">plus récent ou plus vieux ? Facile ou dure a utiliser ?</text:p>
                            </text:list-item>
                            <text:list-item>
                              <text:p text:style-name="P4">étapes de connexion au réseau</text:p>
                              <text:list>
                                <text:list-item>
                                  <text:p text:style-name="P4">on le met partout dans la salle (3)</text:p>
                                </text:list-item>
                              </text:list>
                            </text:list-item>
                            <text:list-item>
                              <text:p text:style-name="P4">inconvéniant principal</text:p>
                            </text:list-item>
                          </text:list>
                        </text:list-item>
                        <text:list-item>
                          <text:p text:style-name="P4">10B2</text:p>
                          <text:list>
                            <text:list-item>
                              <text:p text:style-name="P4">différence principale avec 10B5</text:p>
                            </text:list-item>
                            <text:list-item>
                              <text:p text:style-name="P4">connexion : pas des trous mais 3 métariaux. Lesquels ?</text:p>
                            </text:list-item>
                            <text:list-item>
                              <text:p text:style-name="P4">comment connecter plusieurs ordis ainsi ?</text:p>
                            </text:list-item>
                            <text:list-item>
                              <text:p text:style-name="P4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paire torsadée</text:p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3T10:29:36</dc:date>
    <dc:creator>yjfjyf jjku</dc:creator>
    <meta:editing-duration>PT9H41M49S</meta:editing-duration>
    <meta:editing-cycles>111</meta:editing-cycles>
    <meta:generator>OpenOffice/4.0.0$Unix OpenOffice.org_project/400m3$Build-9702</meta:generator>
    <meta:document-statistic meta:table-count="0" meta:image-count="0" meta:object-count="0" meta:page-count="2" meta:paragraph-count="69" meta:word-count="462" meta:character-count="2415"/>
  </office:meta>
</office:document-meta>
</file>